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默认-title">
      <style:graphic-properties fo:min-height="2.142cm"/>
    </style:style>
    <style:style style:name="pr2" style:family="presentation" style:parent-style-name="默认-notes">
      <style:graphic-properties draw:fill-color="#ffffff" fo:min-height="13.364cm"/>
    </style:style>
    <style:style style:name="pr3" style:family="presentation" style:parent-style-name="默认-title">
      <style:graphic-properties fo:min-height="2.629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title">
      <style:graphic-properties fo:min-height="3.345cm"/>
    </style:style>
    <style:style style:name="pr6" style:family="presentation" style:parent-style-name="默认-title">
      <style:graphic-properties fo:min-height="2.71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6pt"/>
    </style:style>
    <style:style style:name="P4" style:family="paragraph">
      <style:text-properties fo:font-size="54pt" style:font-size-asian="54pt" style:font-size-complex="54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48pt" style:font-size-asian="48pt" style:font-size-complex="48pt"/>
    </style:style>
    <style:style style:name="P8" style:family="paragraph">
      <style:paragraph-properties fo:text-align="start"/>
      <style:text-properties fo:font-size="36pt" style:font-size-asian="36pt" style:font-size-complex="36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paragraph-properties fo:text-align="start"/>
      <style:text-properties fo:font-size="28pt" style:font-size-asian="28pt" style:font-size-complex="28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paragraph-properties fo:margin-top="0.4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Noto Sans CJK SC 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top="0.2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Noto Sans CJK SC 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text-properties fo:font-size="20pt" style:font-size-asian="20pt" style:font-size-complex="20pt"/>
    </style:style>
    <style:style style:name="T1" style:family="text">
      <style:text-properties fo:font-size="36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Noto Sans CJK SC Regular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fo:font-size="54pt" fo:font-weight="bold" style:font-size-asian="54pt" style:font-weight-asian="bold" style:font-size-complex="54pt" style:font-weight-complex="bold"/>
    </style:style>
    <style:style style:name="T5" style:family="text">
      <style:text-properties fo:font-size="54pt" fo:font-weight="bold" style:font-size-asian="54pt" style:font-weight-asian="bold" style:font-size-complex="54pt" style:font-weight-complex="bold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0" style:family="text">
      <style:text-properties fo:font-size="48pt" style:font-size-asian="48pt" style:font-size-complex="48pt"/>
    </style:style>
    <style:style style:name="T11" style:family="text">
      <style:text-properties fo:font-size="48pt" fo:font-style="italic" style:font-size-asian="48pt" style:font-style-asian="italic" style:font-size-complex="48pt" style:font-style-complex="italic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Noto Sans CJK SC Regular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frame presentation:style-name="pr1" draw:layer="layout" svg:width="25.199cm" svg:height="2.142cm" svg:x="1.6cm" svg:y="6.458cm" presentation:class="title" presentation:user-transformed="true">
          <draw:text-box>
            <text:p>hope this ppt will make life easier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draw:frame presentation:style-name="pr3" draw:text-style-name="P3" draw:layer="layout" svg:width="25.199cm" svg:height="2.629cm" svg:x="1.4cm" svg:y="0.4cm" presentation:class="title" presentation:user-transformed="true">
          <draw:text-box>
            <text:p text:style-name="P2"><text:span text:style-name="T1">import</text:span></text:p>
          </draw:text-box>
        </draw:frame>
        <draw:frame presentation:style-name="pr4" draw:text-style-name="P4" draw:layer="layout" svg:width="26.4cm" svg:height="12.8cm" svg:x="0.8cm" svg:y="2.6cm" presentation:class="outline" presentation:user-transformed="true">
          <draw:text-box>
            <text:list text:style-name="L2">
              <text:list-item>
                <text:p><text:span text:style-name="T2">同级文件</text:span><text:span text:style-name="T2">: import a(</text:span><text:span text:style-name="T2">文件名</text:span><text:span text:style-name="T2">)</text:span></text:p>
                <text:p><text:span text:style-name="T3">1. </text:span><text:span text:style-name="T2">调用方式 </text:span><text:span text:style-name="T2">a.f_a()</text:span></text:p>
                <text:p><text:span text:style-name="T2">2. import </text:span><text:span text:style-name="T2">时立即执行 </text:span><text:span text:style-name="T2">a </text:span><text:span text:style-name="T2">中的公共代码</text:span></text:p>
                <text:p><text:span text:style-name="T3">3. </text:span><text:span text:style-name="T2">a.py </text:span><text:span text:style-name="T2">中</text:span><text:span text:style-name="T2">import</text:span><text:span text:style-name="T2">的库在</text:span><text:span text:style-name="T2">main.py</text:span><text:span text:style-name="T2">中不可见</text:span></text:p>
                <text:p><text:span text:style-name="T2">4.</text:span><text:span text:style-name="T2">重复</text:span><text:span text:style-name="T2">import</text:span><text:span text:style-name="T2">只会执行一次 如 </text:span><text:span text:style-name="T2">A </text:span><text:span text:style-name="T2">中 </text:span><text:span text:style-name="T2">import B , main </text:span><text:span text:style-name="T2">中再次 </text:span><text:span text:style-name="T2">import B, </text:span><text:span text:style-name="T2">只执行一次</text:span><text:span text:style-name="T2">B</text:span><text:span text:style-name="T2">，但同时可以通过 </text:span><text:span text:style-name="T2">b.fb </text:span><text:span text:style-name="T2">或 </text:span><text:span text:style-name="T2">a.b.fb</text:span><text:span text:style-name="T2">来调用</text:span><text:span text:style-name="T2">b</text:span><text:span text:style-name="T2">中的函数（相当于一个变量只被定义一次，第二次的时候只是增加引用）</text:span></text:p>
              </text:list-item>
              <text:list-item>
                <text:p><text:span text:style-name="T2">子文件夹：可视为一个包，</text:span><text:span text:style-name="T2">import tool.common</text:span><text:span text:style-name="T2">（文件夹名</text:span><text:span text:style-name="T2">.</text:span><text:span text:style-name="T2">文件名）</text:span></text:p>
                <text:p><text:span text:style-name="T2">1. </text:span><text:span text:style-name="T2">调用方式 </text:span><text:span text:style-name="T2">tool.some_.some_func</text:span></text:p>
                <text:p><text:span text:style-name="T2">2. </text:span><text:span text:style-name="T2">调用时立刻执行文件夹下的</text:span><text:span text:style-name="T2">__init__.py, </text:span><text:span text:style-name="T2">因此，把要用的包的</text:span><text:span text:style-name="T2">import</text:span><text:span text:style-name="T2">都写到</text:span><text:span text:style-name="T2">__init__.py</text:span><text:span text:style-name="T2">中</text:span></text:p>
                <text:p><text:span text:style-name="T2">3. </text:span><text:span text:style-name="T2">一律使用</text:span><text:span text:style-name="T2">import tool, </text:span><text:span text:style-name="T4">不使用 </text:span><text:span text:style-name="T4">from</text:span><text:span text:style-name="T5"> tool import xxx </text:span><text:span text:style-name="T5">或 </text:span><text:span text:style-name="T5">from tool import *</text:span><text:span text:style-name="T2"> ,</text:span><text:span text:style-name="T2">可以用 </text:span><text:span text:style-name="T2">a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2"><text:span text:style-name="T6">__main__, __doc__, </text:span><text:span text:style-name="T6">文件参数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7">__main__: <text:s/>we may want some code only execute when is it main code.</text:span></text:p>
              </text:list-item>
              <text:list-item>
                <text:p><text:span text:style-name="T7">__doc__: document for a function/file/pkg. W</text:span><text:span text:style-name="T8">rite it just at the beginning of function/file/pkg</text:span></text:p>
              </text:list-item>
              <text:list-item>
                <text:p><text:span text:style-name="T8">文件参数：</text:span></text:p>
                <text:p><text:span text:style-name="T8">use </text:span><text:span text:style-name="T9">import sys</text:span></text:p>
                <text:p><text:span text:style-name="T8">stored in </text:span><text:span text:style-name="T9">sys.argv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draw:frame presentation:style-name="pr3" draw:text-style-name="P5" draw:layer="layout" svg:width="25.199cm" svg:height="2.629cm" svg:x="1cm" svg:y="-0.144cm" presentation:class="title" presentation:user-transformed="true">
          <draw:text-box>
            <text:p text:style-name="P2"><text:span text:style-name="T6">代码管理：</text:span></text:p>
          </draw:text-box>
        </draw:frame>
        <draw:frame presentation:style-name="pr4" draw:text-style-name="P7" draw:layer="layout" svg:width="26.8cm" svg:height="12.515cm" svg:x="0.8cm" svg:y="2.485cm" presentation:class="outline" presentation:user-transformed="true">
          <draw:text-box>
            <text:list text:style-name="L2">
              <text:list-item>
                <text:p><text:span text:style-name="T10">1.</text:span><text:span text:style-name="T10">文件分为两类：运行文件在根目录，库文件在</text:span><text:span text:style-name="T10">tool</text:span><text:span text:style-name="T10">中</text:span></text:p>
              </text:list-item>
              <text:list-item>
                <text:p><text:span text:style-name="T10">2. </text:span><text:span text:style-name="T10">写的函数能写在库文件中就写在库文件中，方便他人调用</text:span></text:p>
              </text:list-item>
              <text:list-item>
                <text:p><text:span text:style-name="T10">3.</text:span><text:span text:style-name="T10">如果觉得非常常用的写到</text:span><text:span text:style-name="T10">tool.common</text:span><text:span text:style-name="T10">中，例如读读数据的</text:span></text:p>
              </text:list-item>
              <text:list-item>
                <text:p><text:span text:style-name="T10">4.</text:span><text:span text:style-name="T10">所有在</text:span><text:span text:style-name="T10">tool</text:span><text:span text:style-name="T10">中的函数必须有</text:span><text:span text:style-name="T10">__doc__</text:span></text:p>
              </text:list-item>
              <text:list-item>
                <text:p><text:span text:style-name="T10">5.</text:span><text:span text:style-name="T10">运行文件都通过</text:span><text:span text:style-name="T10">python file.py &lt;</text:span><text:span text:style-name="T10">参数</text:span><text:span text:style-name="T10">1&gt; &lt;</text:span><text:span text:style-name="T10">参数</text:span><text:span text:style-name="T10">2&gt; </text:span><text:span text:style-name="T10">来调用 便于大家调用</text:span></text:p>
              </text:list-item>
              <text:list-item>
                <text:p><text:span text:style-name="T10">例如：</text:span><text:span text:style-name="T11">python generate_adversarial.py data/cifar10 data/cifar10_adv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1"><text:s/></text:span><text:span text:style-name="T11">python train_cifar10 data/cifar10_adv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这样写测试正确率的人就很非常容易使用</text:span><text:span text:style-name="T10">, </text:span><text:span text:style-name="T10">或者需要用别的机器训练的时候就很容易</text:span></text:p>
              </text:list-item>
              <text:list-item>
                <text:p><text:span text:style-name="T10">6.</text:span><text:span text:style-name="T10">运行文件必须有</text:span><text:span text:style-name="T10">__doc__</text:span></text:p>
              </text:list-item>
              <text:list-item>
                <text:p><text:span text:style-name="T10">7. error check</text:span><text:span text:style-name="T10">就算了 </text:span><text:span text:style-name="T10">doc</text:span><text:span text:style-name="T10">写详细一点 然后大家多交流</text:span></text:p>
              </text:list-item>
              <text:list-item>
                <text:p><text:span text:style-name="T10">8. </text:span><text:span text:style-name="T10">应该来讲每个运行文件只会由一个人负责 然后</text:span><text:span text:style-name="T10">tool</text:span><text:span text:style-name="T10">文件夹内的大家一起编辑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draw:frame presentation:style-name="pr3" draw:text-style-name="P5" draw:layer="layout" svg:width="25.199cm" svg:height="2.629cm" svg:x="1.4cm" svg:y="0.628cm" presentation:class="title">
          <draw:text-box>
            <text:p text:style-name="P8"><text:span text:style-name="T6">多人编辑可能出现的问题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7">你修改了一下</text:span><text:span text:style-name="T7">tool </text:span><text:span text:style-name="T7">我也修改了一下</text:span><text:span text:style-name="T7">tool </text:span><text:span text:style-name="T7">怎么搞？</text:span></text:p>
              </text:list-item>
              <text:list-item>
                <text:p text:style-name="P6"><text:span text:style-name="T7">每次都更新了一点点结果名字无限增加</text:span></text:p>
                <text:p text:style-name="P6"><text:span text:style-name="T7">lhy_new1_final_real_finalv2.py</text:span></text:p>
              </text:list-item>
              <text:list-item>
                <text:p text:style-name="P6"><text:span text:style-name="T7">一次改了自己的好几个文件，不知道自己的改动是否正确不知道自己改了别人用不用得起来</text:span></text:p>
              </text:list-item>
              <text:list-item>
                <text:p text:style-name="P6"><text:span text:style-name="T7">我改了你的代码，结果原来没</text:span><text:span text:style-name="T7">bug</text:span><text:span text:style-name="T7">的变成有</text:span><text:span text:style-name="T7">bug</text:span><text:span text:style-name="T7">的了，需要用老版本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 text:style-name="P2">github 版本控制</text:p>
          </draw:text-box>
        </draw:frame>
        <draw:frame presentation:style-name="pr4" draw:layer="layout" svg:width="25.4cm" svg:height="11.915cm" svg:x="1.4cm" svg:y="3.285cm" presentation:class="outline" presentation:user-transformed="true">
          <draw:text-box>
            <text:list text:style-name="L2">
              <text:list-item>
                <text:p>repository: 一个代码仓库，相当于一个文件夹</text:p>
              </text:list-item>
              <text:list-item>
                <text:p>branch: 每个branch 是一个版本的代码，可以随时回滚，一个repository下可以有多个branch，相当于多个备份文件夹，可以新建，可以删除</text:p>
              </text:list-item>
              <text:list-item>
                <text:p>commit：修改自己的某个branch 效果，</text:p>
                <text:list>
                  <text:list-item>
                    <text:p>效果：branch 改变</text:p>
                  </text:list-item>
                </text:list>
              </text:list-item>
              <text:list-item>
                <text:p>pull request：希望把两个branch合并</text:p>
              </text:list-item>
              <text:list-item>
                <text:p>merge ： 采纳PR，merge <text:s/>B &lt;&lt; A, 把A 中的更新加到B 中</text:p>
                <text:list>
                  <text:list-item>
                    <text:p>效果： 某两个branch变成一样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draw:frame presentation:style-name="pr3" draw:text-style-name="P9" draw:layer="layout" svg:width="25.199cm" svg:height="2.629cm" svg:x="1.4cm" svg:y="0.629cm" presentation:class="title" presentation:user-transformed="true">
          <draw:text-box>
            <text:p text:style-name="P2"><text:span text:style-name="T12">练习： 通过</text:span><text:span text:style-name="T12">commit</text:span><text:span text:style-name="T12">直接改动</text:span><text:span text:style-name="T12">branch </text:span></text:p>
          </draw:text-box>
        </draw:frame>
        <draw:frame presentation:style-name="pr4" draw:text-style-name="P6" draw:layer="layout" svg:width="25.199cm" svg:height="9.334cm" svg:x="1.4cm" svg:y="3.8cm" presentation:class="outline" presentation:user-transformed="true">
          <draw:text-box>
            <text:list text:style-name="L2">
              <text:list-item>
                <text:p><text:span text:style-name="T7">新建</text:span><text:span text:style-name="T7">repository</text:span></text:p>
              </text:list-item>
              <text:list-item>
                <text:p><text:span text:style-name="T7">新建文件夹</text:span></text:p>
              </text:list-item>
              <text:list-item>
                <text:p><text:span text:style-name="T7">upload file</text:span></text:p>
              </text:list-item>
              <text:list-item>
                <text:p><text:span text:style-name="T7">新</text:span><text:span text:style-name="T7">upload</text:span><text:span text:style-name="T7">的同名文档会覆盖老的内容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draw:frame presentation:style-name="pr5" draw:text-style-name="P9" draw:layer="layout" svg:width="25.199cm" svg:height="3.345cm" svg:x="1.4cm" svg:y="0.855cm" presentation:class="title" presentation:user-transformed="true">
          <draw:text-box>
            <text:p text:style-name="P2"><text:span text:style-name="T12">练习：从</text:span><text:span text:style-name="T12">master</text:span><text:span text:style-name="T12">新建一个</text:span><text:span text:style-name="T12">dev</text:span><text:span text:style-name="T12">，然后更改后</text:span><text:span text:style-name="T12">PR&amp;merge</text:span><text:span text:style-name="T12">到</text:span><text:span text:style-name="T12">master</text:span></text:p>
          </draw:text-box>
        </draw:frame>
        <draw:frame presentation:style-name="pr4" draw:layer="layout" svg:width="25.199cm" svg:height="8.334cm" svg:x="1.201cm" svg:y="5.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新建-&gt;更改-&gt; compare -&gt; PR &amp; merge</text:p>
              </text:list-item>
              <text:list-item>
                <text:p>好处：一看compare就能知道改了什么，正常情况下是可以merge的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draw:frame presentation:style-name="pr3" draw:text-style-name="P5" draw:layer="layout" svg:width="25.199cm" svg:height="2.629cm" svg:x="1.401cm" svg:y="0.4cm" presentation:class="title" presentation:user-transformed="true">
          <draw:text-box>
            <text:p text:style-name="P2"><text:span text:style-name="T6">我们的控制</text:span></text:p>
          </draw:text-box>
        </draw:frame>
        <draw:frame presentation:style-name="pr4" draw:text-style-name="P10" draw:layer="layout" svg:width="25.6cm" svg:height="11.515cm" svg:x="1.6cm" svg:y="3.4cm" presentation:class="outline" presentation:user-transformed="true">
          <draw:text-box>
            <text:list text:style-name="L2">
              <text:list-item>
                <text:p><text:span text:style-name="T13">由于只有四个人所以问题不是很大，所以主要只分成两个部分</text:span></text:p>
              </text:list-item>
              <text:list-item>
                <text:p><text:span text:style-name="T13">核心： 两个版本，一个</text:span><text:span text:style-name="T13">master</text:span><text:span text:style-name="T13">用于备份，一个</text:span><text:span text:style-name="T13">dev</text:span><text:span text:style-name="T13">随便改</text:span></text:p>
              </text:list-item>
              <text:list-item>
                <text:p><text:span text:style-name="T14">Master: </text:span><text:span text:style-name="T13">一个稳定版本</text:span><text:span text:style-name="T13">,</text:span><text:span text:style-name="T13">大改</text:span><text:span text:style-name="T13">dev</text:span><text:span text:style-name="T13">并且原有</text:span><text:span text:style-name="T13">dev</text:span><text:span text:style-name="T13">稳定时，</text:span><text:span text:style-name="T13">merge</text:span><text:span text:style-name="T13">： </text:span><text:span text:style-name="T13">master &lt;&lt; dev </text:span></text:p>
              </text:list-item>
              <text:list-item>
                <text:p><text:span text:style-name="T13">Dev: <text:s/></text:span></text:p>
                <text:list>
                  <text:list-header>
                    <text:p><text:span text:style-name="T13">小改</text:span><text:span text:style-name="T13">dev</text:span><text:span text:style-name="T13">：只改几行东西，就不修改</text:span><text:span text:style-name="T13">master</text:span></text:p>
                    <text:p><text:span text:style-name="T13">大改</text:span><text:span text:style-name="T13">dev</text:span><text:span text:style-name="T13">：比如新增了一个全新的运行文件，那么上传新的</text:span><text:span text:style-name="T13">dev</text:span><text:span text:style-name="T13">的时候，如果原</text:span><text:span text:style-name="T13">dev</text:span><text:span text:style-name="T13">未发现</text:span><text:span text:style-name="T13">bug</text:span><text:span text:style-name="T13">，上一个</text:span><text:span text:style-name="T13">dev</text:span><text:span text:style-name="T13">就成为</text:span><text:span text:style-name="T13">Master</text:span></text:p>
                  </text:list-header>
                </text:list>
              </text:list-item>
              <text:list-item>
                <text:p><text:span text:style-name="T13">希望我们永远不要用到</text:span><text:span text:style-name="T13">master</text:span><text:span text:style-name="T13">版本 </text:span><text:span text:style-name="T13">: 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draw:frame presentation:style-name="pr3" draw:text-style-name="P11" draw:layer="layout" svg:width="25.199cm" svg:height="2.629cm" svg:x="1.4cm" svg:y="0.628cm" presentation:class="title">
          <draw:text-box>
            <text:p text:style-name="P11"><text:span text:style-name="T7">改</text:span><text:span text:style-name="T7">dev</text:span><text:span text:style-name="T7">流程： 最好避免直接</text:span><text:span text:style-name="T7">commit dev</text:span></text:p>
          </draw:text-box>
        </draw:frame>
        <draw:frame presentation:style-name="pr4" draw:text-style-name="P12" draw:layer="layout" svg:width="25.199cm" svg:height="9.134cm" svg:x="1.4cm" svg:y="3.685cm" presentation:class="outline">
          <draw:text-box>
            <text:list text:style-name="L2">
              <text:list-item>
                <text:p text:style-name="P12"><text:span text:style-name="T15">点击</text:span><text:span text:style-name="T15">branch:dev (</text:span><text:span text:style-name="T15">文件列表左上方</text:span><text:span text:style-name="T15">), </text:span><text:span text:style-name="T16">从</text:span><text:span text:style-name="T16">branch:dev</text:span><text:span text:style-name="T15"> </text:span><text:span text:style-name="T15">新建一个</text:span><text:span text:style-name="T15">create dev_lhy</text:span></text:p>
              </text:list-item>
              <text:list-item>
                <text:p text:style-name="P12"><text:span text:style-name="T15">随便在</text:span><text:span text:style-name="T15">dev_lhy </text:span><text:span text:style-name="T15">下 </text:span><text:span text:style-name="T15">commit </text:span><text:span text:style-name="T15">你要提交的内容</text:span></text:p>
              </text:list-item>
              <text:list-item>
                <text:p text:style-name="P12"><text:span text:style-name="T16">Compare</text:span><text:span text:style-name="T15"> &amp; PR : dev &lt;&lt; dev_lhy</text:span></text:p>
              </text:list-item>
              <text:list-item>
                <text:p text:style-name="P12"><text:span text:style-name="T15">确认是你想要的更新后，</text:span><text:span text:style-name="T15">merge</text:span><text:span text:style-name="T15">上面的</text:span><text:span text:style-name="T15">PR</text:span></text:p>
              </text:list-item>
              <text:list-item>
                <text:p text:style-name="P12"><text:span text:style-name="T15">进入</text:span><text:span text:style-name="T15">branches</text:span><text:span text:style-name="T15">，删除</text:span><text:span text:style-name="T15">dev_lhy (</text:span><text:span text:style-name="T15">留着备份也行 无所谓</text:span><text:span text:style-name="T15">)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draw:frame presentation:style-name="pr6" draw:text-style-name="P13" draw:layer="layout" svg:width="25.199cm" svg:height="2.719cm" svg:x="1.4cm" svg:y="0.583cm" presentation:class="title" presentation:user-transformed="true">
          <draw:text-box>
            <text:p text:style-name="P2"><text:span text:style-name="T17">听起来很复杂，其实核心就是：</text:span><text:span text:style-name="T17"><text:line-break/></text:span><text:span text:style-name="T17">改</text:span><text:span text:style-name="T17">dev_new, </text:span><text:span text:style-name="T17">更新</text:span><text:span text:style-name="T17">dev</text:span><text:span text:style-name="T17">，留</text:span><text:span text:style-name="T17">master</text:span><text:span text:style-name="T17">备份</text:span></text:p>
          </draw:text-box>
        </draw:frame>
        <draw:frame presentation:style-name="pr4" draw:text-style-name="P16" draw:layer="layout" svg:width="25.599cm" svg:height="9.534cm" svg:x="1.401cm" svg:y="3.866cm" presentation:class="outline" presentation:user-transformed="true">
          <draw:text-box>
            <text:list text:style-name="L2">
              <text:list-item>
                <text:p text:style-name="P14"><text:span text:style-name="T17">1.</text:span><text:span text:style-name="T17">要上传了，先看别人的</text:span><text:span text:style-name="T17">commit</text:span><text:span text:style-name="T17">和</text:span><text:span text:style-name="T17">dev</text:span><text:span text:style-name="T17">的更新状态</text:span></text:p>
              </text:list-item>
              <text:list-item>
                <text:p text:style-name="P14"><text:span text:style-name="T17">2. <text:s text:c="2"/>if </text:span><text:span text:style-name="T17">大改：</text:span></text:p>
                <text:list>
                  <text:list-item>
                    <text:list>
                      <text:list-item>
                        <text:p><text:span text:style-name="T17">确认当前</text:span><text:span text:style-name="T17">dev</text:span><text:span text:style-name="T17">稳定，不稳定赶紧先把</text:span><text:span text:style-name="T17">bug</text:span><text:span text:style-name="T17">解决了</text:span></text:p>
                      </text:list-item>
                      <text:list-item>
                        <text:p><text:span text:style-name="T17">PR &amp; merge: master &lt;&lt; dev</text:span></text:p>
                      </text:list-item>
                      <text:list-item>
                        <text:p><text:span text:style-name="T17">用上面的方法更新</text:span><text:span text:style-name="T17">dev</text:span></text:p>
                      </text:list-item>
                    </text:list>
                  </text:list-item>
                  <text:list-item>
                    <text:p><text:span text:style-name="T17">else: (</text:span><text:span text:style-name="T17">小改</text:span><text:span text:style-name="T17">)</text:span></text:p>
                    <text:list>
                      <text:list-item>
                        <text:p><text:span text:style-name="T17">用上一页的方法更新</text:span><text:span text:style-name="T17">dev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17">永远不要</text:span><text:span text:style-name="T17">commit master ! </text:span><text:span text:style-name="T17">避免直接</text:span><text:span text:style-name="T17">commit dev </text:span><text:span text:style-name="T17">而用上一页的方法来改</text:span></text:p>
              </text:list-item>
              <text:list-item>
                <text:p text:style-name="P14"><text:span text:style-name="T17">写好</text:span><text:span text:style-name="T17">github</text:span><text:span text:style-name="T17">更新的文档，别人就知道这次更新改了什么了</text:span></text:p>
                <text:list>
                  <text:list-item>
                    <text:list>
                      <text:list-header>
                        <text:p text:style-name="P15"><text:span text:style-name="T18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2T1">
        <draw:frame presentation:style-name="pr3" draw:layer="layout" svg:width="25.199cm" svg:height="2.629cm" svg:x="1.401cm" svg:y="6.371cm" presentation:class="title" presentation:user-transformed="true">
          <draw:text-box>
            <text:p>分下任务吧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2.629cm" svg:x="1.4cm" svg:y="0.628cm" presentation:class="title" presentation:placeholder="true">
        <draw:text-box/>
      </draw:frame>
      <draw:frame presentation:style-name="默认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9T20:31:29.420186238</meta:creation-date>
    <dc:date>2018-07-20T00:38:21.099059119</dc:date>
    <meta:editing-duration>PT3H20M25S</meta:editing-duration>
    <meta:editing-cycles>224</meta:editing-cycles>
    <meta:generator>LibreOffice/6.0.3.2$Linux_X86_64 LibreOffice_project/00m0$Build-2</meta:generator>
    <meta:document-statistic meta:object-count="67"/>
  </office:meta>
</office:document-meta>
</file>